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DejaVu Serif" style:font-name-asian="DejaVu Serif" style:font-name-complex="DejaVu Serif"/>
    </style:style>
    <style:style style:name="fr1" style:family="graphic" style:parent-style-name="Formula">
      <style:graphic-properties style:vertical-pos="from-top" fo:padding="0.0201in" fo:border="0.06pt solid #000000" style:shadow="none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fo:padding="0.0201in" fo:border="0.06pt solid #000000" style:shadow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Caleb Faruki</text:span></text:p>
      <text:p text:style-name="P2"><text:span text:style-name="T3">Dr. Xiaoxu Han</text:span></text:p>
      <text:p text:style-name="P2"><text:span text:style-name="T3">Computer Algorithms</text:span></text:p>
      <text:p text:style-name="P2"><text:span text:style-name="T3">24 September 2013</text:span></text:p>
      <text:p text:style-name="P2"><text:span text:style-name="T3"/></text:p>
      <text:p text:style-name="P1"><text:span text:style-name="T3">HOMEWORK 1a</text:span></text:p>
      <text:p text:style-name="P1"><text:span text:style-name="T3"/></text:p>
      <text:p text:style-name="P1"><text:span text:style-name="T3">1.</text:span><draw:frame draw:style-name="fr1" draw:name="Object1" text:anchor-type="as-char" svg:y="-1.4398in" svg:width="1.2736in" svg:height="2.8201in" draw:z-index="0"><draw:object xlink:href="./Object 1" xlink:type="simple" xlink:show="embed" xlink:actuate="onLoad"/><draw:image xlink:href="./ObjectReplacements/Object 1" xlink:type="simple" xlink:show="embed" xlink:actuate="onLoad"/></draw:frame>2.<draw:frame draw:style-name="fr1" draw:name="Object3" text:anchor-type="as-char" svg:y="-1.4764in" svg:width="2.0118in" svg:height="2.8937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3.<draw:frame draw:style-name="fr2" draw:name="Object2" text:anchor-type="as-char" svg:y="-1.6409in" svg:width="1.4555in" svg:height="3.2118in" draw:z-index="4"><draw:object xlink:href="./Object 2" xlink:type="simple" xlink:show="embed" xlink:actuate="onLoad"/><draw:image xlink:href="./ObjectReplacements/Object 2" xlink:type="simple" xlink:show="embed" xlink:actuate="onLoad"/></draw:frame>4.<draw:frame draw:style-name="fr1" draw:name="Object4" text:anchor-type="as-char" svg:y="-1.1425in" svg:width="1.8091in" svg:height="2.2256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oft-page-break/>5.<draw:frame draw:style-name="fr1" draw:name="Object5" text:anchor-type="as-char" svg:y="-1.1299in" svg:width="2.4102in" svg:height="2.2126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">6.</text:span><text:span text:style-name="T1"><draw:frame draw:style-name="fr1" draw:name="Object6" text:anchor-type="as-char" svg:y="-1.1862in" svg:width="2.1902in" svg:height="2.3252in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"><text:span text:style-name="T2"/></text:p>
      <text:p text:style-name="P1"><text:span text:style-name="T2"/></text:p>
      <text:p text:style-name="P1"><text:span text:style-name="T1">7.</text:span><text:span text:style-name="T1"><draw:frame draw:style-name="fr1" draw:name="Object7" text:anchor-type="as-char" svg:y="-1.628in" svg:width="2.9508in" svg:height="3.1957in" draw:z-index="2"><draw:object xlink:href="./Object 7" xlink:type="simple" xlink:show="embed" xlink:actuate="onLoad"/><draw:image xlink:href="./ObjectReplacements/Object 7" xlink:type="simple" xlink:show="embed" xlink:actuate="onLoad"/></draw:frame></text:span><text:span text:style-name="T1">8.</text:span><text:span text:style-name="T1"><draw:frame draw:style-name="fr1" draw:name="Object8" text:anchor-type="as-char" svg:y="-1.4098in" svg:width="3.0319in" svg:height="2.7728in" draw:z-index="3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20:35:31</meta:creation-date>
    <dc:date>2013-09-24T08:21:11</dc:date>
    <meta:editing-duration>PT11H40M7S</meta:editing-duration>
    <meta:editing-cycles>67</meta:editing-cycles>
    <meta:generator>LibreOffice/3.5$Linux_x86 LibreOffice_project/350m1$Build-2</meta:generator>
    <meta:document-statistic meta:table-count="0" meta:image-count="0" meta:object-count="8" meta:page-count="2" meta:paragraph-count="9" meta:word-count="20" meta:character-count="97" meta:non-whitespace-character-count="8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i>n</mi>
                <mo stretchy="false">+</mo>
                <mn>10</mn>
              </mrow>
              <mo stretchy="false">=</mo>
              <mi>O</mi>
            </mrow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i>n</mi>
                <mo stretchy="false">+</mo>
                <mn>10</mn>
              </mrow>
              <mo stretchy="false">≤</mo>
              <mrow>
                <mi>c</mi>
                <mo stretchy="false">⋅</mo>
                <mi>n</mi>
              </mrow>
            </mrow>
          </mrow>
        </mtd>
      </mtr>
      <mtr>
        <mtd>
          <mrow/>
        </mtd>
      </mtr>
      <mtr>
        <mtd>
          <mrow>
            <mfrac>
              <mrow>
                <mo stretchy="false">(</mo>
                <mrow>
                  <mrow>
                    <mrow>
                      <mi>n</mi>
                      <mo stretchy="false">+</mo>
                      <mn>10</mn>
                    </mrow>
                    <mo stretchy="false">≤</mo>
                    <mrow>
                      <mi>c</mi>
                      <mo stretchy="false">⋅</mo>
                      <mi>n</mi>
                    </mrow>
                  </mrow>
                </mrow>
                <mo stretchy="false">)</mo>
              </mrow>
              <mi>n</mi>
            </mfrac>
          </mrow>
        </mtd>
      </mtr>
      <mtr>
        <mtd>
          <mrow/>
        </mtd>
      </mtr>
      <mtr>
        <mtd>
          <mrow>
            <mrow>
              <mfrac>
                <mrow>
                  <mo stretchy="false">(</mo>
                  <mrow>
                    <mrow>
                      <mi>n</mi>
                      <mo stretchy="false">+</mo>
                      <mn>10</mn>
                    </mrow>
                  </mrow>
                  <mo stretchy="false">)</mo>
                </mrow>
                <mi>n</mi>
              </mfrac>
              <mo stretchy="false">≤</mo>
              <mi>c</mi>
            </mrow>
          </mrow>
        </mtd>
      </mtr>
      <mtr>
        <mtd>
          <mrow/>
        </mtd>
      </mtr>
      <mtr>
        <mtd>
          <mrow>
            <mi mathvariant="italic">if</mi>
            <mrow>
              <mi>c</mi>
              <mo stretchy="false">≥</mo>
              <mrow>
                <mi>n</mi>
                <mo stretchy="false">+</mo>
                <mfrac>
                  <mn>10</mn>
                  <mi>n</mi>
                </mfrac>
              </mrow>
            </mrow>
            <mi>,</mi>
          </mrow>
        </mtd>
      </mtr>
      <mtr>
        <mtd>
          <mrow/>
        </mtd>
      </mtr>
      <mtr>
        <mtd>
          <mrow>
            <mi mathvariant="italic">then</mi>
            <mrow>
              <mi>N</mi>
              <mo stretchy="false">=</mo>
              <mn>1,</mn>
            </mrow>
            <mrow>
              <mi>c</mi>
              <mo stretchy="false">=</mo>
              <mn>11.</mn>
            </mrow>
          </mrow>
        </mtd>
      </mtr>
    </mtable>
    <annotation encoding="StarMath 5.0">n+10 = O(n) newline newline
n+10 &lt;= c cdot n newline newline
(n+10 &lt;= c cdot n) over n newline newline
(n+10) over n &lt;= c newline newline 
if c &gt;= n + 10 over n, newline newline
then N=1, c = 11.</annotation>
  </semantics>
</math>
</file>

<file path=Object 2/content.xml><?xml version="1.0" encoding="utf-8"?>
<math xmlns="http://www.w3.org/1998/Math/MathML">
  <semantics>
    <mtable>
      <mtr>
        <mtd>
          <mrow>
            <mn>2n</mn>
            <mrow>
              <mi>!</mi>
              <mo stretchy="false">=</mo>
              <mi>O</mi>
            </mrow>
            <mrow>
              <mo stretchy="false">(</mo>
              <mrow>
                <msup>
                  <mi>n</mi>
                  <mi>n</mi>
                </msup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(</mo>
                  <mrow>
                    <mn>2n</mn>
                    <mi>!</mi>
                  </mrow>
                  <mo stretchy="false">)</mo>
                </mrow>
                <msup>
                  <mi>n</mi>
                  <mi>n</mi>
                </msup>
              </mfrac>
              <mo stretchy="false">≤</mo>
              <mfrac>
                <mrow>
                  <mo stretchy="false">(</mo>
                  <mrow>
                    <mrow>
                      <mi>c</mi>
                      <mo stretchy="false">⋅</mo>
                      <msup>
                        <mi>n</mi>
                        <mi>n</mi>
                      </msup>
                    </mrow>
                  </mrow>
                  <mo stretchy="false">)</mo>
                </mrow>
                <msup>
                  <mi>n</mi>
                  <mi>n</mi>
                </msup>
              </mfrac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(</mo>
                  <mrow>
                    <mn>2n</mn>
                    <mi>!</mi>
                  </mrow>
                  <mo stretchy="false">)</mo>
                </mrow>
                <msup>
                  <mi>n</mi>
                  <mi>n</mi>
                </msup>
              </mfrac>
              <mo stretchy="false">≤</mo>
              <mi>c</mi>
            </mrow>
          </mrow>
        </mtd>
      </mtr>
      <mtr>
        <mtd>
          <mrow/>
        </mtd>
      </mtr>
      <mtr>
        <mtd>
          <mrow>
            <mrow>
              <mi>c</mi>
              <mo stretchy="false">≥</mo>
              <mfrac>
                <mrow>
                  <mo stretchy="false">[</mo>
                  <mrow>
                    <mrow>
                      <mn>2</mn>
                      <mo stretchy="false">⋅</mo>
                      <mrow>
                        <mo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  <mi>!</mi>
                  </mrow>
                  <mo stretchy="false">]</mo>
                </mrow>
                <msup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sup>
              </mfrac>
            </mrow>
          </mrow>
        </mtd>
      </mtr>
      <mtr>
        <mtd>
          <mrow/>
        </mtd>
      </mtr>
      <mtr>
        <mtd>
          <mrow>
            <mrow>
              <mrow>
                <mi>c</mi>
                <mo stretchy="false">≥</mo>
                <mfrac>
                  <mrow>
                    <mo stretchy="false">[</mo>
                    <mrow>
                      <mrow>
                        <mn>2</mn>
                        <mo stretchy="false">⋅</mo>
                        <mrow>
                          <mo stretchy="false">(</mo>
                          <mrow>
                            <mrow>
                              <mrow>
                                <mo stretchy="false">(</mo>
                                <mrow>
                                  <mn>1</mn>
                                </mrow>
                                <mo stretchy="false">)</mo>
                              </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  <mi>!</mi>
                    </mrow>
                    <mo stretchy="false">]</mo>
                  </mrow>
                  <msup>
                    <mrow>
                      <mo stretchy="false">(</mo>
                      <mrow>
                        <mn>1</mn>
                      </mrow>
                      <mo stretchy="false">)</mo>
                    </mrow>
                    <mrow>
                      <mo stretchy="false">(</mo>
                      <mrow>
                        <mrow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  <mo stretchy="false">−</mo>
                          <mn>1</mn>
                        </mrow>
                      </mrow>
                      <mo stretchy="false">)</mo>
                    </mrow>
                  </msup>
                </mfrac>
              </mrow>
              <mo stretchy="false">=</mo>
              <mn>2</mn>
            </mrow>
          </mrow>
        </mtd>
      </mtr>
      <mtr>
        <mtd>
          <mrow/>
        </mtd>
      </mtr>
      <mtr>
        <mtd>
          <mrow>
            <mrow>
              <mi>N</mi>
              <mo stretchy="false">=</mo>
              <mn>1,</mn>
            </mrow>
            <mrow>
              <mi>c</mi>
              <mo stretchy="false">=</mo>
              <mn>2.</mn>
            </mrow>
          </mrow>
        </mtd>
      </mtr>
    </mtable>
    <annotation encoding="StarMath 5.0">2n! = O(n^n) newline newline
(2n!) over n^n &lt;= (c cdot n^n) over n^n newline newline
(2n!) over n^n &lt;= c newline newline
c &gt;= [2 cdot (n-1)!] over n^(n-1) newline newline
c &gt;= [2 cdot ((1)-1)!] over (1)^((1)-1) = 2 newline newline
N=1, c=2.</annotation>
  </semantics>
</math>
</file>

<file path=Object 3/content.xml><?xml version="1.0" encoding="utf-8"?>
<math xmlns="http://www.w3.org/1998/Math/MathML">
  <semantics>
    <mtable>
      <mtr>
        <mtd>
          <mrow>
            <msub>
              <mi>f</mi>
              <mrow>
                <mn>1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b>
                <mi>f</mi>
                <mrow>
                  <mn>2</mn>
                </mrow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i>n</mi>
              </mrow>
              <mo stretchy="false">)</mo>
            </mrow>
          </mrow>
        </mtd>
      </mtr>
      <mtr>
        <mtd>
          <mrow/>
        </mtd>
      </mtr>
      <mtr>
        <mtd>
          <mrow>
            <msub>
              <mi>f</mi>
              <mrow>
                <mn>1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≤</mo>
              <mrow>
                <msub>
                  <mi>c</mi>
                  <mrow>
                    <mn>1</mn>
                  </mrow>
                </msub>
                <mo stretchy="false">⋅</mo>
                <msub>
                  <mi>n</mi>
                  <mrow>
                    <mn>1</mn>
                  </mrow>
                </msub>
              </mrow>
            </mrow>
            <mi/>
            <msub>
              <mi>f</mi>
              <mrow>
                <mn>2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≤</mo>
              <mrow>
                <msub>
                  <mi>c</mi>
                  <mrow>
                    <mn>2</mn>
                  </mrow>
                </msub>
                <mo stretchy="false">⋅</mo>
                <msub>
                  <mi>n</mi>
                  <mrow>
                    <mn>2</mn>
                  </mrow>
                </msub>
              </mrow>
            </mrow>
          </mrow>
        </mtd>
      </mtr>
      <mtr>
        <mtd>
          <mrow/>
        </mtd>
      </mtr>
      <mtr>
        <mtd>
          <mrow>
            <msub>
              <mi>f</mi>
              <mrow>
                <mn>1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b>
                <mi>f</mi>
                <mrow>
                  <mn>2</mn>
                </mrow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≤</mo>
              <mrow>
                <mrow>
                  <mo stretchy="false">(</mo>
                  <mrow>
                    <mrow>
                      <msub>
                        <mi>c</mi>
                        <mrow>
                          <mn>1</mn>
                        </mrow>
                      </msub>
                      <mo stretchy="false">⋅</mo>
                      <mi>n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c</mi>
                        <mrow>
                          <mn>2</mn>
                        </mrow>
                      </msub>
                      <mo stretchy="false">⋅</mo>
                      <mi>n</mi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sub>
              <mi>f</mi>
              <mrow>
                <mn>1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b>
                <mi>f</mi>
                <mrow>
                  <mn>2</mn>
                </mrow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≤</mo>
              <mrow>
                <mi>n</mi>
                <mo stretchy="false">⋅</mo>
                <mrow>
                  <mo stretchy="false">(</mo>
                  <mrow>
                    <mrow>
                      <msub>
                        <mi>c</mi>
                        <mrow>
                          <mn>1</mn>
                        </mrow>
                      </msub>
                      <mo stretchy="false">+</mo>
                      <msub>
                        <mi>c</mi>
                        <mrow>
                          <mn>2</mn>
                        </mrow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sub>
              <mi>f</mi>
              <mrow>
                <mn>1</mn>
              </mrow>
            </msub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b>
                <mi>f</mi>
                <mrow>
                  <mn>2</mn>
                </mrow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≤</mo>
              <mrow>
                <mi>n</mi>
                <mo stretchy="false">⋅</mo>
                <msub>
                  <mi>c</mi>
                  <mrow>
                    <mn>3</mn>
                  </mrow>
                </msub>
              </mrow>
            </mrow>
            <mi>.</mi>
          </mrow>
        </mtd>
      </mtr>
      <mtr>
        <mtd>
          <mrow/>
        </mtd>
      </mtr>
      <mtr>
        <mtd>
          <mrow>
            <mi mathvariant="italic">Since</mi>
            <mstyle mathvariant="bold">
              <mrow>
                <mi>n</mi>
              </mrow>
            </mstyle>
            <mi mathvariant="italic">doesn</mi>
            <mi>'</mi>
            <mi>t</mi>
            <mi mathvariant="italic">change</mi>
            <mi>,</mi>
          </mrow>
        </mtd>
      </mtr>
      <mtr>
        <mtd>
          <mrow>
            <mi>O</mi>
            <mrow>
              <mo stretchy="false">(</mo>
              <mrow>
                <mi>n</mi>
              </mrow>
              <mo stretchy="false">)</mo>
            </mrow>
            <mi mathvariant="italic">for</mi>
            <msub>
              <mi>f</mi>
              <mrow>
                <mn>1</mn>
              </mrow>
            </msub>
            <mtext>and</mtext>
            <msub>
              <mi>f</mi>
              <mrow>
                <mn>2</mn>
              </mrow>
            </msub>
            <mi mathvariant="italic">is</mi>
            <mi mathvariant="italic">the</mi>
            <mi mathvariant="italic">same.</mi>
          </mrow>
        </mtd>
      </mtr>
      <mtr>
        <mtd>
          <mrow/>
        </mtd>
      </mtr>
      <mtr>
        <mtd>
          <mrow>
            <mrow>
              <mi>N</mi>
              <mo stretchy="false">=</mo>
              <mn>1,</mn>
            </mrow>
            <mrow>
              <mi>c</mi>
              <mo stretchy="false">=</mo>
              <mn>1.</mn>
            </mrow>
          </mrow>
        </mtd>
      </mtr>
    </mtable>
    <annotation encoding="StarMath 5.0">f_{1}(n) + f_{2}(n) = O(n) newline newline
f_{1}(n) &lt;= c_{1} cdot n_{1} ~ f_{2}(n) &lt;= c_{2} cdot n_{2} newline newline
f_{1}(n) + f_{2}(n) &lt;= (c_{1} cdot n) + (c_{2} cdot n) newline newline
f_{1}(n) + f_{2}(n) &lt;= n cdot (c_{1} + c_{2}) newline newline
f_{1}(n) + f_{2}(n) &lt;= n cdot c_{3}. newline newline
Since bold n doesn't change, newline O(n) for f_{1} "and" f_{2} is the same. newline newline
N=1, c=1.</annotation>
  </semantics>
</math>
</file>

<file path=Object 4/content.xml><?xml version="1.0" encoding="utf-8"?>
<math xmlns="http://www.w3.org/1998/Math/MathML">
  <semantics>
    <mtable>
      <mtr>
        <mtd>
          <mrow>
            <mi>log</mi>
            <mrow>
              <mrow>
                <mo stretchy="false">(</mo>
                <mrow>
                  <mi>n</mi>
                  <mi>!</mi>
                </mrow>
                <mo stretchy="false">)</mo>
              </mrow>
              <mo stretchy="false">=</mo>
              <mi>O</mi>
            </mrow>
            <mrow>
              <mo stretchy="false">(</mo>
              <mrow>
                <mrow>
                  <mi>n</mi>
                  <mo stretchy="false">⋅</mo>
                  <mi mathvariant="italic">logn</mi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i>log</mi>
            <mrow>
              <mrow>
                <mo stretchy="false">(</mo>
                <mrow>
                  <mi>n</mi>
                  <mi>!</mi>
                </mrow>
                <mo stretchy="false">)</mo>
              </mrow>
              <mo stretchy="false">≤</mo>
              <mrow>
                <mrow>
                  <mi>c</mi>
                  <mo stretchy="false">⋅</mo>
                  <mi>n</mi>
                </mrow>
                <mo stretchy="false">⋅</mo>
                <mi mathvariant="italic">logn</mi>
              </mrow>
            </mrow>
          </mrow>
        </mtd>
      </mtr>
      <mtr>
        <mtd>
          <mrow/>
        </mtd>
      </mtr>
      <mtr>
        <mtd>
          <mrow>
            <mi>log</mi>
            <mrow>
              <mrow>
                <mo stretchy="false">[</mo>
                <mrow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  <mi>!</mi>
                </mrow>
                <mo stretchy="false">]</mo>
              </mrow>
              <mo stretchy="false">≤</mo>
              <mrow>
                <mi>c</mi>
                <mo stretchy="false">⋅</mo>
                <mi>n</mi>
              </mrow>
            </mrow>
          </mrow>
        </mtd>
      </mtr>
      <mtr>
        <mtd>
          <mrow/>
        </mtd>
      </mtr>
      <mtr>
        <mtd>
          <mrow>
            <mi>log</mi>
            <mrow>
              <mrow>
                <mo stretchy="false">[</mo>
                <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  <mo stretchy="false">−</mo>
                        <mn>1</mn>
                      </mrow>
                    </mrow>
                    <mo stretchy="false">)</mo>
                  </mrow>
                  <mi>!</mi>
                </mrow>
                <mo stretchy="false">]</mo>
              </mrow>
              <mo stretchy="false">≤</mo>
              <mrow>
                <mi>c</mi>
                <mo stretchy="false">⋅</mo>
                <mrow>
                  <mo stretchy="false">(</mo>
                  <mrow>
                    <mn>1</mn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i mathvariant="italic">if</mi>
            <mi>log</mi>
            <mrow>
              <mrow>
                <mo stretchy="false">(</mo>
                <mrow>
                  <mn>0</mn>
                  <mi>!</mi>
                </mrow>
                <mo stretchy="false">)</mo>
              </mrow>
              <mo stretchy="false">≤</mo>
              <mi>c</mi>
            </mrow>
            <mi>,</mi>
            <mi/>
            <mi mathvariant="italic">i.e.</mi>
            <mi/>
            <mrow>
              <mi>c</mi>
              <mo stretchy="false">≥</mo>
              <mn>0,</mn>
            </mrow>
          </mrow>
        </mtd>
      </mtr>
      <mtr>
        <mtd>
          <mrow/>
        </mtd>
      </mtr>
      <mtr>
        <mtd>
          <mrow>
            <mi mathvariant="italic">then</mi>
            <mrow>
              <mi>N</mi>
              <mo stretchy="false">=</mo>
              <mn>1,</mn>
            </mrow>
            <mrow>
              <mi>c</mi>
              <mo stretchy="false">=</mo>
              <mn>1.</mn>
            </mrow>
          </mrow>
        </mtd>
      </mtr>
    </mtable>
    <annotation encoding="StarMath 5.0">log(n!) = O(n cdot logn) newline newline
log(n!) &lt;= c cdot n cdot logn newline newline
log[(n-1)!] &lt;= c cdot n newline newline
log[((1)-1)!] &lt;= c cdot (1) newline newline
if log(0!) &lt;= c, ~i.e.~ c &gt;= 0, newline newline
then N=1, c=1.</annotation>
  </semantics>
</math>
</file>

<file path=Object 5/content.xml><?xml version="1.0" encoding="utf-8"?>
<math xmlns="http://www.w3.org/1998/Math/MathML">
  <semantics>
    <mtable>
      <mtr>
        <mtd>
          <mrow>
            <mi>⌊</mi>
            <mrow>
              <mi>x</mi>
              <mo stretchy="false">+</mo>
              <mfrac>
                <mn>1</mn>
                <mn>2</mn>
              </mfrac>
            </mrow>
            <mrow>
              <mi>⌋</mi>
              <mo stretchy="false">=</mo>
              <mi>Θ</mi>
            </mrow>
            <mrow>
              <mo stretchy="false">(</mo>
              <mrow>
                <mi>x</mi>
              </mrow>
              <mo stretchy="false">)</mo>
            </mrow>
            <mi>,</mi>
            <mi mathvariant="italic">where</mi>
            <mi>x</mi>
            <mrow>
              <mi/>
              <mo stretchy="false">&gt;</mo>
              <mi/>
            </mrow>
            <mn>0</mn>
          </mrow>
        </mtd>
      </mtr>
      <mtr>
        <mtd>
          <mrow>
            <mrow>
              <mrow>
                <msub>
                  <mi>c</mi>
                  <mrow>
                    <mn>1</mn>
                  </mrow>
                </msub>
                <mo stretchy="false">⋅</mo>
                <mi>x</mi>
              </mrow>
              <mo stretchy="false">≤</mo>
              <mi/>
            </mrow>
            <mi>⌊</mi>
            <mi>x</mi>
            <mrow>
              <mi>⌋</mi>
              <mo stretchy="false">+</mo>
              <mi>⌊</mi>
            </mrow>
            <mfrac>
              <mn>1</mn>
              <mn>2</mn>
            </mfrac>
            <mi>⌋</mi>
            <mrow>
              <mi/>
              <mo stretchy="false">≤</mo>
              <mrow>
                <msub>
                  <mi>c</mi>
                  <mrow>
                    <mn>2</mn>
                  </mrow>
                </msub>
                <mo stretchy="false">⋅</mo>
                <mi>x</mi>
              </mrow>
            </mrow>
          </mrow>
        </mtd>
      </mtr>
      <mtr>
        <mtd>
          <mrow/>
        </mtd>
      </mtr>
      <mtr>
        <mtd>
          <mrow>
            <mrow>
              <mi>N</mi>
              <mo stretchy="false">=</mo>
              <mi>x</mi>
            </mrow>
            <mi>,</mi>
            <mi/>
            <mi mathvariant="italic">so</mi>
            <mi mathvariant="italic">if</mi>
            <mi/>
            <mrow>
              <mi>N</mi>
              <mo stretchy="false">=</mo>
              <mn>1,</mn>
            </mrow>
          </mrow>
        </mtd>
      </mtr>
      <mtr>
        <mtd>
          <mrow/>
        </mtd>
      </mtr>
      <mtr>
        <mtd>
          <mrow>
            <mrow>
              <mrow>
                <msub>
                  <mi>c</mi>
                  <mrow>
                    <mn>1</mn>
                  </mrow>
                </msub>
                <mo stretchy="false">⋅</mo>
                <mn>1</mn>
              </mrow>
              <mo stretchy="false">≤</mo>
              <mi/>
            </mrow>
            <mi>⌊</mi>
            <mn>1</mn>
            <mrow>
              <mi>⌋</mi>
              <mo stretchy="false">+</mo>
              <mi>⌊</mi>
            </mrow>
            <mfrac>
              <mn>1</mn>
              <mn>2</mn>
            </mfrac>
            <mi>⌋</mi>
            <mrow>
              <mi/>
              <mo stretchy="false">≤</mo>
              <mrow>
                <msub>
                  <mi>c</mi>
                  <mrow>
                    <mn>2</mn>
                  </mrow>
                </msub>
                <mo stretchy="false">⋅</mo>
                <mn>1</mn>
              </mrow>
            </mrow>
          </mrow>
        </mtd>
      </mtr>
      <mtr>
        <mtd>
          <mrow/>
        </mtd>
      </mtr>
      <mtr>
        <mtd>
          <mrow>
            <mi mathvariant="italic">So</mi>
            <mi>,</mi>
            <mrow>
              <mi>N</mi>
              <mo stretchy="false">=</mo>
              <mn>1,</mn>
            </mrow>
            <mrow>
              <mi>c</mi>
              <mo stretchy="false">=</mo>
              <mn>2</mn>
            </mrow>
            <mi/>
            <mi mathvariant="italic">for</mi>
            <mi>Ω</mi>
            <mrow>
              <mo stretchy="false">(</mo>
              <mrow>
                <mi>x</mi>
              </mrow>
              <mo stretchy="false">)</mo>
            </mrow>
            <mtext>and</mtext>
            <mi>O</mi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⌊x+1 over 2⌋ = Θ(x), where x`&gt;`0 newline
c_{1} cdot x &lt;= ~ ⌊x⌋ + ⌊1 over 2⌋ ~ &lt;= c_{2} cdot x newline newline
N = x, ~ so if ~ N = 1, newline newline
c_{1} cdot 1 &lt;= ~ ⌊1⌋ + ⌊1 over 2⌋ ~ &lt;= c_{2} cdot 1 newline newline
So, N=1, c=2 ~ for Ω(x) "and" O(x)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p>
                    <mi mathvariant="italic">an</mi>
                    <mn>2</mn>
                  </msup>
                  <mo stretchy="false">+</mo>
                  <mi mathvariant="italic">bn</mi>
                </mrow>
                <mo stretchy="false">+</mo>
                <mi>c</mi>
              </mrow>
              <mo stretchy="false">=</mo>
              <mi>Θ</mi>
            </mrow>
            <mrow>
              <mo stretchy="false">(</mo>
              <mrow>
                <msup>
                  <mi>n</mi>
                  <mn>2</mn>
                </msup>
              </mrow>
              <mo stretchy="false">)</mo>
            </mrow>
            <mi>,</mi>
          </mrow>
        </mtd>
      </mtr>
      <mtr>
        <mtd>
          <mrow/>
        </mtd>
      </mtr>
      <mtr>
        <mtd>
          <mrow>
            <mi mathvariant="italic">where</mi>
            <mi/>
            <mrow>
              <mi>a</mi>
              <mo stretchy="false">&gt;</mo>
              <mn>0,</mn>
            </mrow>
            <mi/>
            <mrow>
              <mi>b</mi>
              <mo stretchy="false">≥</mo>
              <mn>0,</mn>
            </mrow>
            <mi/>
            <mrow>
              <mi>c</mi>
              <mo stretchy="false">≥</mo>
              <mn>0</mn>
            </mrow>
          </mrow>
        </mtd>
      </mtr>
      <mtr>
        <mtd>
          <mrow/>
        </mtd>
      </mtr>
      <mtr>
        <mtd>
          <mrow>
            <mrow>
              <mrow>
                <mrow>
                  <msub>
                    <mi>c</mi>
                    <mrow>
                      <mn>1</mn>
                    </mrow>
                  </msub>
                  <mo stretchy="false">⋅</mo>
                  <msup>
                    <mi>n</mi>
                    <mn>2</mn>
                  </msup>
                </mrow>
                <mo stretchy="false">≤</mo>
                <mrow>
                  <mrow>
                    <msup>
                      <mi mathvariant="italic">an</mi>
                      <mn>2</mn>
                    </msup>
                    <mo stretchy="false">+</mo>
                    <mi mathvariant="italic">bn</mi>
                  </mrow>
                  <mo stretchy="false">+</mo>
                  <mi>c</mi>
                </mrow>
              </mrow>
              <mo stretchy="false">≤</mo>
              <mrow>
                <msub>
                  <mi>c</mi>
                  <mrow>
                    <mn>2</mn>
                  </mrow>
                </msub>
                <mo stretchy="false">⋅</mo>
                <msup>
                  <mi>n</mi>
                  <mn>2</mn>
                </msup>
              </mrow>
            </mrow>
          </mrow>
        </mtd>
      </mtr>
      <mtr>
        <mtd>
          <mrow/>
        </mtd>
      </mtr>
      <mtr>
        <mtd>
          <mrow>
            <mrow>
              <mi>N</mi>
              <mo stretchy="false">=</mo>
              <mn>1,</mn>
            </mrow>
            <mrow>
              <mrow>
                <msub>
                  <mi>c</mi>
                  <mrow>
                    <mn>1</mn>
                  </mrow>
                </msub>
                <mo stretchy="false">≤</mo>
                <mrow>
                  <mrow>
                    <mi>a</mi>
                    <mo stretchy="false">+</mo>
                    <mi>b</mi>
                  </mrow>
                  <mo stretchy="false">+</mo>
                  <mi>c</mi>
                </mrow>
              </mrow>
              <mo stretchy="false">≤</mo>
              <msub>
                <mi>c</mi>
                <mrow>
                  <mn>2</mn>
                </mrow>
              </msub>
            </mrow>
          </mrow>
        </mtd>
      </mtr>
      <mtr>
        <mtd>
          <mrow/>
        </mtd>
      </mtr>
      <mtr>
        <mtd>
          <mrow>
            <mrow>
              <mrow>
                <mrow>
                  <mi>a</mi>
                  <mo stretchy="false">+</mo>
                  <mi>b</mi>
                </mrow>
                <mo stretchy="false">+</mo>
                <mi>c</mi>
              </mrow>
              <mo stretchy="false">≤</mo>
              <mn>1,</mn>
            </mrow>
            <mi mathvariant="italic">so</mi>
            <mrow>
              <msub>
                <mi>c</mi>
                <mrow>
                  <mn>3</mn>
                </mrow>
              </msub>
              <mo stretchy="false">=</mo>
              <mn>1,</mn>
            </mrow>
            <mi/>
            <mrow>
              <mi>N</mi>
              <mo stretchy="false">=</mo>
              <mn>1</mn>
            </mrow>
          </mrow>
        </mtd>
      </mtr>
      <mtr>
        <mtd>
          <mrow>
            <mrow>
              <mo stretchy="false">(</mo>
              <mrow>
                <mrow>
                  <msub>
                    <mi>c</mi>
                    <mrow>
                      <mn>3</mn>
                    </mrow>
                  </msub>
                  <mo stretchy="false">=</mo>
                  <mi mathvariant="italic">some</mi>
                </mrow>
                <mi/>
                <mi>c</mi>
                <mi/>
                <mi mathvariant="italic">that</mi>
                <mi mathvariant="italic">fits</mi>
                <msub>
                  <mi>c</mi>
                  <mrow>
                    <mn>1</mn>
                  </mrow>
                </msub>
                <mi/>
                <mtext>and</mtext>
                <mi/>
                <msub>
                  <mi>c</mi>
                  <mrow>
                    <mn>2</mn>
                  </mrow>
                </msub>
              </mrow>
              <mo stretchy="false">)</mo>
            </mrow>
          </mrow>
        </mtd>
      </mtr>
      <mtr>
        <mtd>
          <mrow>
            <mi mathvariant="italic">for</mi>
            <mi>Ω</mi>
            <mrow>
              <mo stretchy="false">(</mo>
              <mrow>
                <mi>n</mi>
              </mrow>
              <mo stretchy="false">)</mo>
            </mrow>
            <mtext>and</mtext>
            <mi>O</mi>
            <mrow>
              <mo stretchy="false">(</mo>
              <mrow>
                <mi>n</mi>
              </mrow>
              <mo stretchy="false">)</mo>
            </mrow>
          </mrow>
        </mtd>
      </mtr>
    </mtable>
    <annotation encoding="StarMath 5.0">an^2+bn+c = Θ(n^2), newline newline
where ` a&gt;0, ~ b&gt;=0, ~ c&gt;=0 newline newline
c_{1} cdot n^2 &lt;= an^2+bn+c &lt;= c_{2} cdot n^2 newline newline
N=1, c_{1} &lt;= a+b+c &lt;= c_{2} newline newline
a+b+c &lt;= 1, so c_{3} = 1, ` N=1 newline
(c_{3} = some `c` that fits c_{1} `"and"` c_{2}) newline
for Ω(n) "and" O(n)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i>n</mi>
                <mo stretchy="false">⋅</mo>
                <mi mathvariant="italic">logn</mi>
              </mrow>
              <mo stretchy="false">=</mo>
              <mi>o</mi>
            </mrow>
            <mrow>
              <mo stretchy="false">(</mo>
              <mrow>
                <mrow>
                  <mfrac>
                    <mn>1</mn>
                    <mn>2</mn>
                  </mfrac>
                  <mo stretchy="false">⋅</mo>
                  <msup>
                    <mi>n</mi>
                    <mn>2</mn>
                  </msup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i>lim</mi>
              <mi mathvariant="italic">as</mi>
            </mrow>
            <mi/>
            <mi>n</mi>
            <mi>→</mi>
            <mi>∞</mi>
            <mrow>
              <mfenced open="(" close=")">
                <mrow>
                  <mfrac>
                    <mrow>
                      <mo stretchy="false">(</mo>
                      <mrow>
                        <mrow>
                          <mi>n</mi>
                          <mo stretchy="false">⋅</mo>
                          <mi mathvariant="italic">logn</mi>
                        </mrow>
                      </mrow>
                      <mo stretchy="false">)</mo>
                    </mrow>
                    <mrow>
                      <mo stretchy="false">[</mo>
                      <mrow>
                        <mrow>
                          <mrow>
                            <mo stretchy="false">(</mo>
                            <mrow>
                              <mfrac>
                                <mn>1</mn>
                                <mn>2</mn>
                              </mfrac>
                            </mrow>
                            <mo stretchy="false">)</mo>
                          </mrow>
                          <mo stretchy="false">⋅</mo>
                          <msup>
                            <mi>n</mi>
                            <mn>2</mn>
                          </msup>
                        </mrow>
                      </mrow>
                      <mo stretchy="false">]</mo>
                    </mrow>
                  </mfrac>
                </mrow>
              </mfenced>
              <mo stretchy="false">=</mo>
              <mn>0</mn>
            </mrow>
          </mrow>
        </mtd>
      </mtr>
      <mtr>
        <mtd>
          <mrow>
            <mrow>
              <mi>lim</mi>
              <mi mathvariant="italic">as</mi>
            </mrow>
            <mi/>
            <mi>n</mi>
            <mi>→</mi>
            <mi>∞</mi>
            <mfenced open="(" close=")">
              <mrow>
                <mfrac>
                  <mrow>
                    <mo stretchy="false">(</mo>
                    <mrow>
                      <mrow>
                        <mi>n</mi>
                        <mo stretchy="false">⋅</mo>
                        <mi mathvariant="italic">logn</mi>
                      </mrow>
                    </mrow>
                    <mo stretchy="false">)</mo>
                  </mrow>
                  <mrow>
                    <mo stretchy="false">[</mo>
                    <mrow>
                      <mrow>
                        <mrow>
                          <mo stretchy="false">(</mo>
                          <mrow>
                            <mfrac>
                              <mn>1</mn>
                              <mn>2</mn>
                            </mfrac>
                          </mrow>
                          <mo stretchy="false">)</mo>
                        </mrow>
                        <mo stretchy="false">⋅</mo>
                        <msup>
                          <mi>n</mi>
                          <mn>2</mn>
                        </msup>
                      </mrow>
                    </mrow>
                    <mo stretchy="false">]</mo>
                  </mrow>
                </mfrac>
              </mrow>
            </mfenced>
            <mrow>
              <mi mathvariant="italic">dx</mi>
              <mo stretchy="false">=</mo>
              <mfrac>
                <mrow>
                  <mo stretchy="false">[</mo>
                  <mrow>
                    <mrow>
                      <mn>1</mn>
                      <mo stretchy="false">⋅</mo>
                      <mrow>
                        <mo stretchy="false">(</mo>
                        <mrow>
                          <mfrac>
                            <mn>1</mn>
                            <mrow>
                              <mo stretchy="false">(</mo>
                              <mrow>
                                <mrow>
                                  <mi>n</mi>
                                  <mo stretchy="false">⋅</mo>
                                  <mi mathvariant="italic">lnb</mi>
                                </mrow>
                              </mrow>
                              <mo stretchy="false">)</mo>
                            </mrow>
                          </mfrac>
                        </mrow>
                        <mo stretchy="false">)</mo>
                      </mrow>
                    </mrow>
                  </mrow>
                  <mo stretchy="false">]</mo>
                </mrow>
                <mi>n</mi>
              </mfrac>
            </mrow>
          </mrow>
        </mtd>
      </mtr>
      <mtr>
        <mtd>
          <mrow>
            <mi mathvariant="italic">where</mi>
            <mi>b</mi>
            <mi mathvariant="italic">is</mi>
            <mi mathvariant="italic">some</mi>
            <mi mathvariant="italic">constant.</mi>
          </mrow>
        </mtd>
      </mtr>
      <mtr>
        <mtd>
          <mrow>
            <mi>n</mi>
            <mi>→</mi>
            <mi>∞</mi>
            <mi/>
            <mi mathvariant="italic">faster</mi>
            <mi mathvariant="italic">than</mi>
            <mi/>
            <mfrac>
              <mn>1</mn>
              <mrow>
                <mo stretchy="false">(</mo>
                <mrow>
                  <mrow>
                    <mi>n</mi>
                    <mo stretchy="false">⋅</mo>
                    <mi mathvariant="italic">lnb</mi>
                  </mrow>
                </mrow>
                <mo stretchy="false">)</mo>
              </mrow>
            </mfrac>
            <mi>→</mi>
            <mi>∞</mi>
            <mi>,</mi>
          </mrow>
        </mtd>
      </mtr>
      <mtr>
        <mtd>
          <mrow>
            <mi mathvariant="italic">therefore</mi>
            <mi mathvariant="normal">:</mi>
            <mi/>
            <mrow>
              <mrow>
                <mi>n</mi>
                <mo stretchy="false">⋅</mo>
                <mi mathvariant="italic">logn</mi>
              </mrow>
              <mo stretchy="false">=</mo>
              <mi>o</mi>
            </mrow>
            <mrow>
              <mo stretchy="false">(</mo>
              <mrow>
                <mrow>
                  <mfrac>
                    <mn>1</mn>
                    <mn>2</mn>
                  </mfrac>
                  <mo stretchy="false">⋅</mo>
                  <msup>
                    <mi>n</mi>
                    <mn>2</mn>
                  </msup>
                </mrow>
              </mrow>
              <mo stretchy="false">)</mo>
            </mrow>
          </mrow>
        </mtd>
      </mtr>
    </mtable>
    <annotation encoding="StarMath 5.0">n cdot logn = o(1 over 2 cdot n^2) newline newline
lim as ` n→∞ left ((n cdot logn) over [(1 over 2) cdot n^2] right ) = 0 newline
lim as ` n→∞ left ((n cdot logn) over [(1 over 2) cdot n^2] right )dx = [1 cdot (1 over (n cdot lnb))] over n newline
where b is some constant. newline
n→∞ ` faster than ` 1 over (n cdot lnb)→∞, newline 
therefore: ~ n cdot logn = o(1 over 2 cdot n^2)</annotation>
  </semantics>
</math>
</file>

<file path=Object 8/content.xml><?xml version="1.0" encoding="utf-8"?>
<math xmlns="http://www.w3.org/1998/Math/MathML">
  <semantics>
    <mtable>
      <mtr>
        <mtd>
          <mrow>
            <mrow>
              <msup>
                <mi>n</mi>
                <mn>3</mn>
              </msup>
              <mo stretchy="false">=</mo>
              <mi>o</mi>
            </mrow>
            <mrow>
              <mo stretchy="false">(</mo>
              <mrow>
                <msup>
                  <mn>1.01</mn>
                  <mi>n</mi>
                </msup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i>lim</mi>
              <mi mathvariant="italic">as</mi>
            </mrow>
            <mi/>
            <mi>n</mi>
            <mi>→</mi>
            <mi>∞</mi>
            <mfenced open="(" close=")">
              <mrow>
                <mfrac>
                  <msup>
                    <mi>n</mi>
                    <mn>3</mn>
                  </msup>
                  <msup>
                    <mn>1.01</mn>
                    <mi>n</mi>
                  </msup>
                </mfrac>
              </mrow>
            </mfenced>
            <mi mathvariant="italic">dx</mi>
            <mi>→</mi>
            <mfenced open="(" close=")">
              <mrow>
                <mfrac>
                  <msup>
                    <mn>3n</mn>
                    <mn>2</mn>
                  </msup>
                  <mrow>
                    <mo stretchy="false">(</mo>
                    <mrow>
                      <mrow>
                        <mi>n</mi>
                        <mo stretchy="false">⋅</mo>
                        <msup>
                          <mn>1.01</mn>
                          <mrow>
                            <mo stretchy="false">(</mo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sup>
                      </mrow>
                    </mrow>
                    <mo stretchy="false">)</mo>
                  </mrow>
                </mfrac>
              </mrow>
            </mfenced>
            <mi mathvariant="italic">dx</mi>
          </mrow>
        </mtd>
      </mtr>
      <mtr>
        <mtd>
          <mrow>
            <mi>→</mi>
            <mfenced open="(" close=")">
              <mrow>
                <mfrac>
                  <mn>6n</mn>
                  <mrow>
                    <mo stretchy="false">[</mo>
                    <mrow>
                      <mrow>
                        <mrow>
                          <mo stretchy="false">(</mo>
                          <mrow>
                            <mrow>
                              <msup>
                                <mi>n</mi>
                                <mn>2</mn>
                              </msup>
                              <mo stretchy="false">−</mo>
                              <mi>n</mi>
                            </mrow>
                          </mrow>
                          <mo stretchy="false">)</mo>
                        </mrow>
                        <mo stretchy="false">⋅</mo>
                        <msup>
                          <mn>1.01</mn>
                          <mrow>
                            <mo stretchy="false">(</mo>
                            <mrow>
                              <mrow>
                                <mi>n</mi>
                                <mo stretchy="false">−</mo>
                                <mn>2</mn>
                              </mrow>
                            </mrow>
                            <mo stretchy="false">)</mo>
                          </mrow>
                        </msup>
                      </mrow>
                    </mrow>
                    <mo stretchy="false">]</mo>
                  </mrow>
                </mfrac>
              </mrow>
            </mfenced>
            <mi mathvariant="italic">dx</mi>
          </mrow>
        </mtd>
      </mtr>
      <mtr>
        <mtd>
          <mrow>
            <mi>→</mi>
            <mfenced open="(" close=")">
              <mrow>
                <mfrac>
                  <mn>6</mn>
                  <mrow>
                    <mo stretchy="false">[</mo>
                    <mrow>
                      <mrow>
                        <mrow>
                          <mo stretchy="false">(</mo>
                          <mrow>
                            <mrow>
                              <mrow>
                                <msup>
                                  <mi>n</mi>
                                  <mn>3</mn>
                                </msup>
                                <mo stretchy="false">−</mo>
                                <msup>
                                  <mn>3n</mn>
                                  <mn>2</mn>
                                </msup>
                              </mrow>
                              <mo stretchy="false">+</mo>
                              <mn>2n</mn>
                            </mrow>
                          </mrow>
                          <mo stretchy="false">)</mo>
                        </mrow>
                        <mo stretchy="false">⋅</mo>
                        <msup>
                          <mn>1.01</mn>
                          <mrow>
                            <mo stretchy="false">(</mo>
                            <mrow>
                              <mrow>
                                <mi>n</mi>
                                <mo stretchy="false">−</mo>
                                <mn>3</mn>
                              </mrow>
                            </mrow>
                            <mo stretchy="false">)</mo>
                          </mrow>
                        </msup>
                      </mrow>
                    </mrow>
                    <mo stretchy="false">]</mo>
                  </mrow>
                </mfrac>
              </mrow>
            </mfenced>
            <mi mathvariant="italic">dx</mi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row>
                    <mrow>
                      <msup>
                        <mi>n</mi>
                        <mn>3</mn>
                      </msup>
                      <mo stretchy="false">−</mo>
                      <msup>
                        <mn>3n</mn>
                        <mn>2</mn>
                      </msup>
                    </mrow>
                    <mo stretchy="false">+</mo>
                    <mn>2n</mn>
                  </mrow>
                </mrow>
                <mo stretchy="false">)</mo>
              </mrow>
              <mo stretchy="false">⋅</mo>
              <msup>
                <mn>1.01</mn>
                <mrow>
                  <mo stretchy="false">(</mo>
                  <mrow>
                    <mrow>
                      <mi>n</mi>
                      <mo stretchy="false">−</mo>
                      <mn>3</mn>
                    </mrow>
                  </mrow>
                  <mo stretchy="false">)</mo>
                </mrow>
              </msup>
            </mrow>
            <mi>→</mi>
            <mi>∞</mi>
            <mi/>
            <mi mathvariant="italic">faster</mi>
            <mi mathvariant="italic">than</mi>
            <mi/>
            <mn>6,</mn>
          </mrow>
        </mtd>
      </mtr>
      <mtr>
        <mtd>
          <mrow/>
        </mtd>
      </mtr>
      <mtr>
        <mtd>
          <mrow>
            <mi mathvariant="italic">therefore</mi>
            <mi mathvariant="normal">:</mi>
            <mrow>
              <msup>
                <mi>n</mi>
                <mn>3</mn>
              </msup>
              <mo stretchy="false">=</mo>
              <mi>o</mi>
            </mrow>
            <mrow>
              <mo stretchy="false">(</mo>
              <mrow>
                <msup>
                  <mn>1.01</mn>
                  <mi>n</mi>
                </msup>
              </mrow>
              <mo stretchy="false">)</mo>
            </mrow>
          </mrow>
        </mtd>
      </mtr>
    </mtable>
    <annotation encoding="StarMath 5.0">n^3 = o(1.01^n) newline newline
lim as ` n→∞ left ( n^3 over 1.01^n right )dx  → left ( 3n^2 over (n cdot 1.01^(n-1)) right )dx newline
→ left ( 6n over [(n^2 - n) cdot 1.01^(n-2)] right )dx newline 
→ left ( 6 over [(n^3 - 3n^2 + 2n) cdot 1.01^(n-3)] right )dx newline newline
(n^3 - 3n^2 + 2n) cdot 1.01^(n-3)→∞ ~ faster than ` 6, newline newline
therefore: n^3 = o(1.01^n) </annotation>
  </semantics>
</math>
</file>